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sholdSlide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resholdSlider.ThresholdSli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hresholdSlider.setChosenLevel( Level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sholdSlider.getSelected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